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22208c" officeooo:paragraph-rsid="000c28e7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2208c" officeooo:paragraph-rsid="000c28e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0f0d2e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 style:font-weight-asian="normal" style:font-weight-complex="normal"/>
    </style:style>
    <style:style style:name="T3" style:family="text">
      <style:text-properties officeooo:rsid="000c28e7"/>
    </style:style>
    <style:style style:name="T4" style:family="text">
      <style:text-properties officeooo:rsid="000d11b7"/>
    </style:style>
    <style:style style:name="T5" style:family="text">
      <style:text-properties officeooo:rsid="000f0d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: Juliano Leonardo Soares</text:p>
      <text:p text:style-name="P2">Curso: Ciência da Computação</text:p>
      <text:p text:style-name="P1"><text:span text:style-name="Strong_20_Emphasis"><text:span text:style-name="T2">Disciplina: Empreendedorismo B</text:span></text:span></text:p>
      <text:p text:style-name="P6"><text:span text:style-name="Strong_20_Emphasis"><text:span text:style-name="T1"/></text:span></text:p>
      <text:p text:style-name="P6"><text:span text:style-name="Strong_20_Emphasis"><text:span text:style-name="T1">Atividade 1</text:span></text:span></text:p>
      <text:p text:style-name="P4">1) De acordo com o vídeo de Fernando Dolabela (link 1), quem é o empreendedor e o que significa ser empreendedor?</text:p>
      <text:p text:style-name="P4"><text:tab/><text:span text:style-name="T3">Empreendedorismo é de acordo com Fernando é uma forma de ser.</text:span></text:p>
      <text:p text:style-name="P4"><text:tab/><text:span text:style-name="T3">O empreendedor pode ser qualquer um que tem um sonho e busca transformá-lo em realidade.</text:span></text:p>
      <text:p text:style-name="P4">2) Para Fernando Dolabela o indivíduo já nasce empreendedor ou é <text:span text:style-name="T3">possível</text:span> desenvolver o potencial do indivíduo para ele tornar-se empreendedor? Justifique sua resposta.</text:p>
      <text:p text:style-name="P4"><text:tab/><text:span text:style-name="T3">Segundo ele todos já nascemos empreendedores e devemos desenvolver esses potencial para que a sociedade ou o meio não o diminua. Pra mim ele está correto com sua colocação, pois vemos que toda a criança quando pequena sonha cria e desenvolve sua criatividade muito bem e gera ótimas ideias que as podem tornar muito empreendedoras, e se durante de seu crescimento este potencial é desenvolvido e incentivado na maioria dos casos elas se tornam lideres, criadoras, conhecedoras e se desafiam para alcançar seus objetivos. Já os ambientes em que este potencial é diminuído elas ficam inibidas e com medo de se desafiarem.</text:span></text:p>
      <text:p text:style-name="P4">3) O empreendedor é o "filho do meio", segundo as palavras de Fernando Dolabela. O que significa isso? Justifique sua resposta apontando como a família influencia a formação empreendedora (Caso deseje observar um exemplo, assista o vídeo do TedX com Mauricio Benvenutti (link 2)que traz alguns "insights" para colaborar com a discussão desta questão).</text:p>
      <text:p text:style-name="P5"><text:tab/>É <text:span text:style-name="T4">a forma de como o potencial empreendedor é ampliado ou seja filho de pessoas não empreendedoras não desenvolvem sua criatividade e sonho, e tem medos de desafios, já filhos de pais muito empreendedores esse potencial gera um aumento neste potencia, ou seja o empreendedor é gerado pela cultura do meio em que ele vive.</text:span></text:p>
      <text:p text:style-name="P5"><text:span text:style-name="T4"><text:tab/>Isso é a total realidade atual, venho de uma família que desde de pequeno vi o empreendedorismo crescendo meus pais empresários sempre me incentivaram a buscar formas de melhorar minha vida buscando sempre me desenvolver para ter uma boa vida, já amigos meus, seus pais sempre os diziam que empresários são corruptos e outras barbaridades afim de torná-los contrários aos empreendedores dando a ideia de que o melhor é só trabalhar e seguir a profissão dos próprios pais <text:s/>e que o mau são os empresários.</text:span></text:p>
      <text:p text:style-name="P4">4) Você se considera empreendedor? Justifique sua resposta apontando suas características empreendedoras ou identifique quais características você acredita que precisa desenvolver enquanto empreendedor.</text:p>
      <text:p text:style-name="P4"><text:tab/><text:span text:style-name="T5">Sim eu me considero um empreendedor, sempre busco ver as novidades pelo mundo, busco constantemente o conhecimento e me inovar, tenho até listas de possíveis empreendimentos que podem me tornar milionário, essas ideias as escrevo num caderno que tenho ao lado da minha escrivaninha e os objetivos do ano são escritos na porta de meu guarda roupas e todos os dias levanto e olho para eles e digo a mim mesmo “Eu preciso ser uma pessoas que mudou o mundo!”, esta e outras coisas como ler livros de empresários, bibliografias e etc. Faço isso para provar a mim mesmo que não importa as </text:span><text:soft-page-break/><text:span text:style-name="T5">criticas que recebi e que não importa se <text:s/>cresci numa invasão e vivi minha vida toda em uma comunidade pobre e violenta eu nunca me rendi aos pecados das drogas, roubo, violência e buscarei minhas oportunidades e mostrarei ao mundo o quão grande posso ser e assim voltarei como um campeão para também poder ajudar os outros que necessitam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32:03.167683543</meta:creation-date>
    <dc:date>2020-03-26T17:13:47.307696929</dc:date>
    <meta:editing-duration>PT12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565" meta:character-count="3453" meta:non-whitespace-character-count="2893"/>
  </office:meta>
</office:document-meta>
</file>